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32bd" officeooo:paragraph-rsid="001b32bd" style:font-weight-asian="bold" style:font-weight-complex="bold"/>
    </style:style>
    <style:style style:name="P2" style:family="paragraph" style:parent-style-name="Standard">
      <style:text-properties fo:font-weight="bold" officeooo:rsid="001b32bd" officeooo:paragraph-rsid="001bb9ba" style:font-weight-asian="bold" style:font-weight-complex="bold"/>
    </style:style>
    <style:style style:name="P3" style:family="paragraph" style:parent-style-name="Standard">
      <style:text-properties fo:font-weight="bold" officeooo:rsid="001b32bd" officeooo:paragraph-rsid="001f0755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21009b" officeooo:paragraph-rsid="0021009b" style:font-weight-asian="bold" style:font-weight-complex="bold"/>
    </style:style>
    <style:style style:name="P6" style:family="paragraph" style:parent-style-name="Standard">
      <style:text-properties fo:font-weight="bold" officeooo:rsid="00279145" officeooo:paragraph-rsid="00279145" style:font-weight-asian="bold" style:font-weight-complex="bold"/>
    </style:style>
    <style:style style:name="P7" style:family="paragraph" style:parent-style-name="Standard">
      <style:text-properties fo:font-weight="bold" officeooo:rsid="00279145" officeooo:paragraph-rsid="0027ada7" style:font-weight-asian="bold" style:font-weight-complex="bold"/>
    </style:style>
    <style:style style:name="P8" style:family="paragraph" style:parent-style-name="Standard">
      <style:text-properties fo:font-weight="bold" officeooo:rsid="0031a29b" officeooo:paragraph-rsid="0031a29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b32bd" officeooo:paragraph-rsid="001b32bd" style:font-weight-asian="bold" style:font-weight-complex="bold"/>
    </style:style>
    <style:style style:name="P10" style:family="paragraph" style:parent-style-name="Standard">
      <style:text-properties fo:font-weight="normal" officeooo:rsid="0031a29b" officeooo:paragraph-rsid="0031a29b" style:font-weight-asian="normal" style:font-weight-complex="normal"/>
    </style:style>
    <style:style style:name="T1" style:family="text">
      <style:text-properties officeooo:rsid="001b32bd"/>
    </style:style>
    <style:style style:name="T2" style:family="text">
      <style:text-properties officeooo:rsid="001bb9ba"/>
    </style:style>
    <style:style style:name="T3" style:family="text">
      <style:text-properties officeooo:rsid="001f0755"/>
    </style:style>
    <style:style style:name="T4" style:family="text">
      <style:text-properties officeooo:rsid="0027ada7"/>
    </style:style>
    <style:style style:name="T5" style:family="text">
      <style:text-properties officeooo:rsid="002fa449"/>
    </style:style>
    <style:style style:name="T6" style:family="text">
      <style:text-properties officeooo:rsid="0031a29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32e8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ocial_Media</text:p>
      <text:p text:style-name="Standard"/>
      <text:p text:style-name="P1">Create Database</text:p>
      <text:p text:style-name="P1"/>
      <text:p text:style-name="Standard">CREATE DATABASE Social_Media</text:p>
      <text:p text:style-name="Standard"/>
      <text:p text:style-name="Standard"/>
      <text:p text:style-name="P1"><text:span text:style-name="T2">1) </text:span>Create Users Table</text:p>
      <text:p text:style-name="P1"/>
      <text:p text:style-name="Standard">CREATE TABLE Users (</text:p>
      <text:p text:style-name="Standard"><text:tab/>user_id INT AUTO_INCREMENT,</text:p>
      <text:p text:style-name="Standard"><text:tab/>username VARCHAR(255),</text:p>
      <text:p text:style-name="Standard"><text:tab/>email VARCHAR(255),</text:p>
      <text:p text:style-name="Standard"><text:tab/>user_status VARCHAR(255),</text:p>
      <text:p text:style-name="Standard"><text:tab/>profile_picture VARCHAR(255),</text:p>
      <text:p text:style-name="Standard"><text:tab/>PRIMARY KEY (user_id)</text:p>
      <text:p text:style-name="Standard">)</text:p>
      <text:p text:style-name="Standard"/>
      <text:p text:style-name="Standard"/>
      <text:p text:style-name="Standard"/>
      <text:p text:style-name="Standard"/>
      <text:p text:style-name="P2"><text:span text:style-name="T2">2) </text:span>Create <text:span text:style-name="T2">Posts</text:span> Table</text:p>
      <text:p text:style-name="Standard">CREATE TABLE Posts (</text:p>
      <text:p text:style-name="Standard"><text:tab/>post_id INT AUTO_INCREMENT,</text:p>
      <text:p text:style-name="Standard"><text:tab/>user_id INT NOT NULL,</text:p>
      <text:p text:style-name="Standard"><text:tab/>post_type VARCHAR(255),</text:p>
      <text:p text:style-name="Standard"><text:tab/>PRIMARY KEY (post_id),</text:p>
      <text:p text:style-name="Standard"><text:tab/>FOREIGN KEY (user_id) REFERENCES Users(user_id)</text:p>
      <text:p text:style-name="Standard">)</text:p>
      <text:p text:style-name="Standard"/>
      <text:p text:style-name="Standard"/>
      <text:p text:style-name="Standard">ALTER TABLE Posts</text:p>
      <text:p text:style-name="Standard">ADD COLUMN media_url VARCHAR(255)</text:p>
      <text:p text:style-name="Standard"/>
      <text:p text:style-name="Standard">ALTER TABLE Posts</text:p>
      <text:p text:style-name="Standard">ADD COLUMN caption TEXT</text:p>
      <text:p text:style-name="Standard"/>
      <text:p text:style-name="Standard"/>
      <text:p text:style-name="Standard"/>
      <text:p text:style-name="P3"><text:span text:style-name="T2">2) </text:span>Create <text:span text:style-name="T2">Posts_</text:span><text:span text:style-name="T3">Reactions</text:span> Table</text:p>
      <text:p text:style-name="P3"/>
      <text:p text:style-name="Standard">CREATE TABLE Posts_Reactions (</text:p>
      <text:p text:style-name="Standard"><text:tab/>id INT AUTO_INCREMENT,</text:p>
      <text:p text:style-name="Standard"><text:tab/>post_id INT NOT NULL,</text:p>
      <text:p text:style-name="Standard"><text:tab/>user_id INT NOT NULL,</text:p>
      <text:p text:style-name="Standard"><text:tab/>reactions INT NOT NULL,</text:p>
      <text:p text:style-name="Standard"><text:tab/>user_comment TEXT,</text:p>
      <text:p text:style-name="Standard"><text:tab/>PRIMARY KEY (id),</text:p>
      <text:p text:style-name="Standard"><text:tab/>FOREIGN KEY (user_id) REFERENCES Users(user_id),</text:p>
      <text:p text:style-name="Standard"><text:tab/>FOREIGN KEY (post_id) REFERENCES Posts(post_id)</text:p>
      <text:p text:style-name="Standard">)</text:p>
      <text:p text:style-name="Standard"/>
      <text:p text:style-name="P5"><text:soft-page-break/></text:p>
      <text:p text:style-name="P5">3)<text:span text:style-name="T2"> </text:span><text:span text:style-name="T1">Create </text:span><text:span text:style-name="T3">Reactions</text:span><text:span text:style-name="T1"> Table</text:span></text:p>
      <text:p text:style-name="Standard"/>
      <text:p text:style-name="Standard">CREATE TABLE Reactions (</text:p>
      <text:p text:style-name="Standard"><text:tab/>id INT AUTO_INCREMENT,</text:p>
      <text:p text:style-name="Standard"><text:tab/>post_id INT NOT NULL,</text:p>
      <text:p text:style-name="Standard"><text:tab/>user_id INT NOT NULL,</text:p>
      <text:p text:style-name="Standard"><text:tab/>reaction VARCHAR(255),</text:p>
      <text:p text:style-name="Standard"><text:tab/>PRIMARY KEY (id),</text:p>
      <text:p text:style-name="Standard"><text:tab/>FOREIGN KEY (user_id) REFERENCES Users(user_id),</text:p>
      <text:p text:style-name="Standard"><text:tab/>FOREIGN KEY (post_id) REFERENCES Posts(post_id)</text:p>
      <text:p text:style-name="Standard">)</text:p>
      <text:p text:style-name="Standard"/>
      <text:p text:style-name="Standard"/>
      <text:p text:style-name="Standard"/>
      <text:p text:style-name="P5">4)<text:span text:style-name="T2"> </text:span><text:span text:style-name="T1">Create Comments Table</text:span></text:p>
      <text:p text:style-name="P5"/>
      <text:p text:style-name="Standard">CREATE TABLE Comments (</text:p>
      <text:p text:style-name="Standard"><text:tab/>id INT AUTO_INCREMENT,</text:p>
      <text:p text:style-name="Standard"><text:tab/>post_id INT NOT NULL,</text:p>
      <text:p text:style-name="Standard"><text:tab/>user_id INT NOT NULL,</text:p>
      <text:p text:style-name="Standard"><text:tab/>user_comment TEXT,</text:p>
      <text:p text:style-name="Standard"><text:tab/>PRIMARY KEY (id),</text:p>
      <text:p text:style-name="Standard"><text:tab/>FOREIGN KEY (user_id) REFERENCES Users(user_id),</text:p>
      <text:p text:style-name="Standard"><text:tab/>FOREIGN KEY (post_id) REFERENCES Posts(post_id)</text:p>
      <text:p text:style-name="Standard">)</text:p>
      <text:p text:style-name="Standard"/>
      <text:p text:style-name="Standard"/>
      <text:p text:style-name="Standard">ALTER TABLE Posts_Reactions</text:p>
      <text:p text:style-name="Standard">ADD FOREIGN KEY (reactions) REFERENCES Reactions(id)</text:p>
      <text:p text:style-name="Standard"/>
      <text:p text:style-name="Standard"/>
      <text:p text:style-name="Standard">ALTER TABLE Posts_Reactions</text:p>
      <text:p text:style-name="Standard">MODIFY COLUMN user_comment INT NOT NULL</text:p>
      <text:p text:style-name="Standard"/>
      <text:p text:style-name="Standard"/>
      <text:p text:style-name="Standard">ALTER TABLE Posts_Reactions</text:p>
      <text:p text:style-name="Standard">ADD FOREIGN KEY (user_comment) REFERENCES Comments(id)</text:p>
      <text:p text:style-name="Standard"/>
      <text:p text:style-name="Standard"/>
      <text:p text:style-name="Standard"/>
      <text:p text:style-name="Standard">ALTER TABLE Reactions</text:p>
      <text:p text:style-name="Standard">DROP FOREIGN KEY Reactions_ibfk_1;</text:p>
      <text:p text:style-name="Standard"/>
      <text:p text:style-name="Standard">ALTER TABLE Reactions</text:p>
      <text:p text:style-name="Standard">DROP FOREIGN KEY Reactions_ibfk_2</text:p>
      <text:p text:style-name="Standard"/>
      <text:p text:style-name="Standard"/>
      <text:p text:style-name="Standard">ALTER TABLE Reactions</text:p>
      <text:p text:style-name="Standard">DROP COLUMN user_id;</text:p>
      <text:p text:style-name="Standard"/>
      <text:p text:style-name="Standard"/>
      <text:p text:style-name="Standard"><text:soft-page-break/>ALTER TABLE Reactions</text:p>
      <text:p text:style-name="Standard">DROP COLUMN post_id;</text:p>
      <text:p text:style-name="Standard"/>
      <text:p text:style-name="Standard"/>
      <text:p text:style-name="Standard"/>
      <text:p text:style-name="Standard">ALTER TABLE Posts_Reactions</text:p>
      <text:p text:style-name="Standard">DROP COLUMN Posts_Reactions_ibfk_4</text:p>
      <text:p text:style-name="Standard"/>
      <text:p text:style-name="Standard">ALTER TABLE Posts_Reactions</text:p>
      <text:p text:style-name="Standard">DROP COLUMN user_comment</text:p>
      <text:p text:style-name="Standard"/>
      <text:p text:style-name="Standard"/>
      <text:p text:style-name="Standard"/>
      <text:p text:style-name="Standard"/>
      <text:p text:style-name="Standard">CREATE TABLE Add_Friends (</text:p>
      <text:p text:style-name="Standard"><text:tab/>id INT AUTO_INCREMENT,</text:p>
      <text:p text:style-name="Standard"><text:tab/>sender_id INT NOT NULL,</text:p>
      <text:p text:style-name="Standard"><text:tab/>receiver_id INT NOT NULL,</text:p>
      <text:p text:style-name="Standard"><text:tab/>request BOOLEAN DEFAULT TRUE,</text:p>
      <text:p text:style-name="Standard"><text:tab/>sent_at DATETIME DEFAULT CURRENT_TIMESTAMP, </text:p>
      <text:p text:style-name="Standard"><text:tab/>PRIMARY KEY (id)</text:p>
      <text:p text:style-name="Standard">);</text:p>
      <text:p text:style-name="Standard"/>
      <text:p text:style-name="Standard"/>
      <text:p text:style-name="Standard"/>
      <text:p text:style-name="Standard">CREATE TABLE Friends_Request (</text:p>
      <text:p text:style-name="Standard"><text:tab/>id INT AUTO_INCREMENT,</text:p>
      <text:p text:style-name="Standard"><text:tab/>sender_id INT NOT NULL,</text:p>
      <text:p text:style-name="Standard"><text:tab/>request BOOLEAN NULL,</text:p>
      <text:p text:style-name="Standard"><text:tab/>recieve_at DATETIME DEFAULT CURRENT_TIMESTAMP, </text:p>
      <text:p text:style-name="Standard"><text:tab/>PRIMARY KEY (id)</text:p>
      <text:p text:style-name="Standard">);</text:p>
      <text:p text:style-name="Standard"/>
      <text:p text:style-name="Standard"/>
      <text:p text:style-name="Standard"/>
      <text:p text:style-name="Standard">ALTER TABLE Friends_Request</text:p>
      <text:p text:style-name="Standard">RENAME COLUMN recieve_at TO accepted_at</text:p>
      <text:p text:style-name="Standard"/>
      <text:p text:style-name="Standard"/>
      <text:p text:style-name="Standard"/>
      <text:p text:style-name="P6">Display Posts reactions</text:p>
      <text:p text:style-name="P6"/>
      <text:p text:style-name="Standard">SELECT Users.username, Users.profile_picture, <text:s/></text:p>
      <text:p text:style-name="Standard">Posts.media_url, Posts.caption,</text:p>
      <text:p text:style-name="Standard">Posts_Reactions.user_id, Reactions.reaction</text:p>
      <text:p text:style-name="Standard">FROM Users</text:p>
      <text:p text:style-name="Standard">JOIN Posts ON Users.user_id = Posts.user_id</text:p>
      <text:p text:style-name="Standard">JOIN Posts_Reactions ON Posts.post_id = Posts_Reactions.post_id</text:p>
      <text:p text:style-name="Standard">JOIN Reactions ON Posts_Reactions.reactions = Reactions.id</text:p>
      <text:p text:style-name="Standard">WHERE Posts.post_id = 1</text:p>
      <text:p text:style-name="Standard"/>
      <text:p text:style-name="Standard"/>
      <text:p text:style-name="Standard"><text:soft-page-break/></text:p>
      <text:p text:style-name="Standard"/>
      <text:p text:style-name="P7">Display <text:span text:style-name="T4">comments </text:span><text:span text:style-name="T6">on a particular Post</text:span></text:p>
      <text:p text:style-name="Standard"/>
      <text:p text:style-name="Standard">SELECT Users.username, Users.profile_picture, <text:s/></text:p>
      <text:p text:style-name="Standard">Posts.media_url, Posts.caption, Comments.user_comment, Comments.User_id</text:p>
      <text:p text:style-name="Standard">FROM Users</text:p>
      <text:p text:style-name="Standard">JOIN Posts ON Users.user_id = Posts.user_id</text:p>
      <text:p text:style-name="Standard">JOIN Comments ON Posts.post_id = Comments.post_id</text:p>
      <text:p text:style-name="Standard">WHERE Posts.post_id = 1</text:p>
      <text:p text:style-name="Standard"/>
      <text:p text:style-name="Standard"/>
      <text:p text:style-name="Standard"/>
      <text:p text:style-name="Standard">ALTER TABLE Friends_Request</text:p>
      <text:p text:style-name="Standard">RENAME COLUMN sender_id TO receiver_id</text:p>
      <text:p text:style-name="Standard"/>
      <text:p text:style-name="Standard">ALTER TABLE Friends_Request</text:p>
      <text:p text:style-name="Standard">ADD FOREIGN KEY (receiver_id) REFERENCES Users(user_id)</text:p>
      <text:p text:style-name="Standard"/>
      <text:p text:style-name="Standard"/>
      <text:p text:style-name="Standard"/>
      <text:p text:style-name="Standard"/>
      <text:p text:style-name="Standard">ALTER TABLE Friends_Request</text:p>
      <text:p text:style-name="Standard">ADD FOREIGN KEY (request_id) REFERENCES Add_Friends(id)</text:p>
      <text:p text:style-name="Standard"/>
      <text:p text:style-name="Standard"/>
      <text:p text:style-name="Standard"/>
      <text:p text:style-name="Standard"/>
      <text:p text:style-name="Standard"/>
      <text:p text:style-name="P4"># Display all <text:span text:style-name="T8">friend </text:span>requests that sent to a particular user</text:p>
      <text:p text:style-name="Standard"/>
      <text:p text:style-name="Standard">SELECT Add_Friends.sent_at, Users.username, Users.profile_picture FROM Add_Friends</text:p>
      <text:p text:style-name="Standard">JOIN Friends_Request ON Add_Friends.id = Friends_Request.request_id</text:p>
      <text:p text:style-name="Standard">JOIN Users ON Add_Friends.sender_id = Users.user_id</text:p>
      <text:p text:style-name="Standard">WHERE Add_Friends.receiver_id = 3 AND Friends_Request.request IS NULL</text:p>
      <text:p text:style-name="Standard"/>
      <text:p text:style-name="Standard"/>
      <text:p text:style-name="Standard"/>
      <text:p text:style-name="Standard"/>
      <text:p text:style-name="P4"># <text:span text:style-name="T5">D</text:span>isplay all friends of a particular users</text:p>
      <text:p text:style-name="Standard"/>
      <text:p text:style-name="Standard">SELECT Users.username, Users.profile_picture FROM Friends_Request</text:p>
      <text:p text:style-name="Standard">JOIN Add_Friends <text:s/>ON Friends_Request.request_id = Add_Friends.id</text:p>
      <text:p text:style-name="Standard">JOIN Users ON Add_Friends.sender_id = Users.user_id</text:p>
      <text:p text:style-name="Standard">WHERE Friends_Request.request = 1 AND Friends_Request.receiver_id =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# Display all Posts of a particular User</text:p>
      <text:p text:style-name="P10"/>
      <text:p text:style-name="P10">SELECT Posts.post_id, Posts.post_type, Posts.media_url, Posts.caption,</text:p>
      <text:p text:style-name="P10">Users.Username, Users.profile_picture</text:p>
      <text:p text:style-name="P10">FROM Posts</text:p>
      <text:p text:style-name="P10">JOIN Users ON Posts.user_id = Users.user_id</text:p>
      <text:p text:style-name="P8"><text:span text:style-name="T7">WHERE Users.user_id = 1</text:span> 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2:44:46.765064388</meta:creation-date>
    <dc:date>2025-01-07T18:37:23.810187940</dc:date>
    <meta:editing-duration>PT29M22S</meta:editing-duration>
    <meta:editing-cycles>1</meta:editing-cycles>
    <meta:document-statistic meta:table-count="0" meta:image-count="0" meta:object-count="0" meta:page-count="5" meta:paragraph-count="128" meta:word-count="488" meta:character-count="3963" meta:non-whitespace-character-count="3551"/>
    <meta:generator>LibreOffice/7.3.7.2$Linux_X86_64 LibreOffice_project/30$Build-2</meta:generator>
  </office:meta>
</office:document-meta>
</file>